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6D000002F8D2F0CDEF.png" manifest:media-type="image/png"/>
  <manifest:file-entry manifest:full-path="Pictures/10000000000007800000043876B8E243.png" manifest:media-type="image/png"/>
  <manifest:file-entry manifest:full-path="Pictures/10000000000002C6000001D0F737D1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8cm, 3.248cm, 3.403cm, 24.0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95cm" svg:height="9.277cm" svg:x="5.701cm" svg:y="1.824cm">
          <draw:image xlink:href="Pictures/10000000000002C6000001D0F737D1DE.png" xlink:type="simple" xlink:show="embed" xlink:actuate="onLoad">
            <text:p/>
          </draw:image>
        </draw:frame>
        <draw:custom-shape draw:style-name="gr2" draw:text-style-name="P1" draw:layer="layout" svg:width="1.7cm" svg:height="0.61cm" svg:x="8.101cm" svg:y="2.90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9.648cm" svg:y="3.201cm">
          <draw:text-box>
            <text:p>1</text:p>
          </draw:text-box>
        </draw:frame>
        <draw:custom-shape draw:style-name="gr2" draw:text-style-name="P1" draw:layer="layout" svg:width="1.7cm" svg:height="1.2cm" svg:x="6.6cm" svg:y="6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7.6cm" svg:y="7.238cm">
          <draw:text-box>
            <text:p>2</text:p>
          </draw:text-box>
        </draw:frame>
        <draw:custom-shape draw:style-name="gr4" draw:text-style-name="P1" draw:layer="layout" svg:width="6.147cm" svg:height="5.199cm" draw:transform="rotate (1.79437300397537) translate (3.026cm 13.81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1" draw:layer="layout" svg:width="8.914cm" svg:height="7.8cm" svg:x="5.786cm" svg:y="11.1cm">
          <draw:image xlink:href="Pictures/10000000000007800000043876B8E243.png" xlink:type="simple" xlink:show="embed" xlink:actuate="onLoad">
            <text:p/>
          </draw:image>
        </draw:frame>
        <draw:frame draw:style-name="gr3" draw:layer="layout" svg:width="0.853cm" svg:height="0.962cm" svg:x="9.147cm" svg:y="14.338cm">
          <draw:text-box>
            <text:p>3</text:p>
          </draw:text-box>
        </draw:frame>
        <draw:frame draw:style-name="gr1" draw:text-style-name="P1" draw:layer="layout" svg:width="8.3cm" svg:height="7.192cm" svg:x="11.7cm" svg:y="18.908cm">
          <draw:image xlink:href="Pictures/100000000000036D000002F8D2F0CDEF.png" xlink:type="simple" xlink:show="embed" xlink:actuate="onLoad">
            <text:p/>
          </draw:image>
        </draw:frame>
        <draw:custom-shape draw:style-name="gr4" draw:text-style-name="P1" draw:layer="layout" svg:width="6.147cm" svg:height="5.199cm" draw:transform="rotate (-0.7079055446089) translate (16.381cm 12.3cm)">
          <text:p/>
          <draw:enhanced-geometry svg:viewBox="0 0 21600 21600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layer="layout" svg:width="0.853cm" svg:height="0.962cm" svg:x="14.9cm" svg:y="22.4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3:07:10.242000000</meta:creation-date>
    <dc:date>2015-03-12T13:19:01.238000000</dc:date>
    <meta:editing-duration>PT11M36S</meta:editing-duration>
    <meta:editing-cycles>4</meta:editing-cycles>
    <meta:generator>LibreOffice/4.2.5.2$Windows_x86 LibreOffice_project/61cb170a04bb1f12e77c884eab9192be736ec5f5</meta:generator>
    <meta:document-statistic meta:object-count="11"/>
  </office:meta>
</office:document-meta>
</file>